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2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fo:background-color="#dcdcdc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32cd32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end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4500" style:text-align-source="fix" style:repeat-content="false" style:vertical-align="middle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dcdcdc" fo:wrap-option="wrap"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31" style:family="table-cell" style:parent-style-name="Default" style:data-style-name="N106"/>
    <style:style style:name="ce32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4"/>
        <table:table-row table:style-name="ro1">
          <table:table-cell table:style-name="ce1" office:value-type="string" calcext:value-type="string">
            <text:p>Immagine</text:p>
          </table:table-cell>
          <table:table-cell table:style-name="ce1" office:value-type="string" calcext:value-type="string">
            <text:p>Dimensione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Commenti</text:p>
          </table:table-cell>
        </table:table-row>
        <table:table-row table:style-name="ro1">
          <table:table-cell table:style-name="ce2" office:value-type="string" calcext:value-type="string">
            <text:p>crocchette.jpg</text:p>
          </table:table-cell>
          <table:table-cell table:style-name="ce2" office:value-type="string" calcext:value-type="string">
            <text:p>512x512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float" office:value="7613035846685" calcext:value-type="float">
            <text:p>761303584668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ongle_wifi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6932849409154</text:p>
          </table:table-cell>
          <table:table-cell table:style-name="ce12" office:value-type="string" calcext:value-type="string">
            <text:p>L’immagine è stata parecchio ritoccata e usata per fare test</text:p>
          </table:table-cell>
        </table:table-row>
        <table:table-row table:style-name="ro3">
          <table:table-cell table:style-name="ce2" office:value-type="string" calcext:value-type="string">
            <text:p>hdmichan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UPC</text:p>
          </table:table-cell>
          <table:table-cell table:style-name="ce6" office:value-type="string" calcext:value-type="string">
            <text:p>0065030887922</text:p>
          </table:table-cell>
          <table:table-cell table:style-name="ce12" office:value-type="string" calcext:value-type="string">
            <text:p>A quanto pare EAN13 e UPC sono compatibili.</text:p>
          </table:table-cell>
        </table:table-row>
        <table:table-row table:style-name="ro3">
          <table:table-cell table:style-name="ce2" office:value-type="string" calcext:value-type="string">
            <text:p>hdmichan-original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UPC</text:p>
          </table:table-cell>
          <table:table-cell table:style-name="ce7" office:value-type="string" calcext:value-type="string">
            <text:p>0065030887922</text:p>
          </table:table-cell>
          <table:table-cell table:style-name="ce12" office:value-type="string" calcext:value-type="string">
            <text:p>Non funziona usando la GPU.</text:p>
          </table:table-cell>
        </table:table-row>
        <table:table-row table:style-name="ro1">
          <table:table-cell table:style-name="ce2" office:value-type="string" calcext:value-type="string">
            <text:p>integratori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</text:p>
          </table:table-cell>
          <table:table-cell table:style-name="ce8" office:value-type="string" calcext:value-type="string">
            <text:p>8000036012789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3">
          <table:table-cell table:style-name="ce2" office:value-type="string" calcext:value-type="string">
            <text:p>integratori2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00036012789</text:p>
          </table:table-cell>
          <table:table-cell table:style-name="ce12" office:value-type="string" calcext:value-type="string">
            <text:p>Immagine riscalata della precedente</text:p>
          </table:table-cell>
        </table:table-row>
        <table:table-row table:style-name="ro1">
          <table:table-cell table:style-name="ce2" office:value-type="string" calcext:value-type="string">
            <text:p>libro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9788868363338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ulti.jpg</text:p>
          </table:table-cell>
          <table:table-cell table:style-name="ce2" office:value-type="string" calcext:value-type="string">
            <text:p>2048x2048</text:p>
          </table:table-cell>
          <table:table-cell table:style-name="ce2" office:value-type="string" calcext:value-type="string">
            <text:p>EAN13 (2)</text:p>
          </table:table-cell>
          <table:table-cell table:style-name="ce8" office:value-type="string" calcext:value-type="string">
            <text:p>9807700000092, 9807700000054</text:p>
          </table:table-cell>
          <table:table-cell table:style-name="ce12" office:value-type="string" calcext:value-type="string">
            <text:p>Non funziona</text:p>
          </table:table-cell>
        </table:table-row>
        <table:table-row table:style-name="ro1">
          <table:table-cell table:style-name="ce2" office:value-type="string" calcext:value-type="string">
            <text:p>multi2.jpg</text:p>
          </table:table-cell>
          <table:table-cell table:style-name="ce2" office:value-type="string" calcext:value-type="string">
            <text:p>4000x3000</text:p>
          </table:table-cell>
          <table:table-cell table:style-name="ce2" office:value-type="string" calcext:value-type="string">
            <text:p>EAN13+UPC</text:p>
          </table:table-cell>
          <table:table-cell table:style-name="ce6" office:value-type="string" calcext:value-type="string">
            <text:p>0885397090083, 6932849409154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est-code128.jpeg</text:p>
          </table:table-cell>
          <table:table-cell table:style-name="ce2" office:value-type="string" calcext:value-type="string">
            <text:p>256x100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PJJ123C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wikipedia.jpg</text:p>
          </table:table-cell>
          <table:table-cell table:style-name="ce2" office:value-type="string" calcext:value-type="string">
            <text:p>1920x751</text:p>
          </table:table-cell>
          <table:table-cell table:style-name="ce2" office:value-type="string" calcext:value-type="string">
            <text:p>CODE128</text:p>
          </table:table-cell>
          <table:table-cell table:style-name="ce6" office:value-type="string" calcext:value-type="string">
            <text:p>Wikipedia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zucchero.jpg</text:p>
          </table:table-cell>
          <table:table-cell table:style-name="ce2" office:value-type="string" calcext:value-type="string">
            <text:p>1024x1024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8033971741087</text:p>
          </table:table-cell>
          <table:table-cell table:style-name="ce12" office:value-type="string" calcext:value-type="string">
            <text:p>Immagine di default</text:p>
          </table:table-cell>
        </table:table-row>
        <table:table-row table:style-name="ro4">
          <table:table-cell table:style-name="ce4" table:number-columns-repeated="3"/>
          <table:table-cell table:style-name="ce9"/>
          <table:table-cell table:style-name="ce13"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15.999cm" svg:height="8.999cm" svg:x="0.1cm" svg:y="1.455cm">
            <draw:object draw:notify-on-update-of-ranges="Foglio2.A1:Foglio2.A1 Foglio2.A2:Foglio2.A3 Foglio2.B1:Foglio2.B1 Foglio2.B2:Foglio2.B3 Foglio2.C1:Foglio2.C1 Foglio2.C2:Foglio2.C3 Foglio2.D1:Foglio2.D1 Foglio2.D2:Foglio2.D3 Foglio2.E1:Foglio2.E1 Foglio2.E2:Foglio2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32"/>
        <table:table-column table:style-name="co9" table:number-columns-repeated="2" table:default-cell-style-name="ce31"/>
        <table:table-column table:style-name="co6" table:default-cell-style-name="ce31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table:style-name="ce31" office:value-type="float" office:value="376.3588125" calcext:value-type="float">
            <text:p>376,359 µs</text:p>
          </table:table-cell>
          <table:table-cell office:value-type="float" office:value="443.86" calcext:value-type="float">
            <text:p>443,860 µs</text:p>
          </table:table-cell>
          <table:table-cell office:value-type="float" office:value="1049.5" calcext:value-type="float">
            <text:p>1049,500 µs</text:p>
          </table:table-cell>
          <table:table-cell office:value-type="float" office:value="1093.1875" calcext:value-type="float">
            <text:p>1093,188 µ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184.960625" calcext:value-type="float">
            <text:p>1184,961 µs</text:p>
          </table:table-cell>
          <table:table-cell office:value-type="float" office:value="1519.52" calcext:value-type="float">
            <text:p>1519,520 µs</text:p>
          </table:table-cell>
          <table:table-cell office:value-type="float" office:value="1476.1875" calcext:value-type="float">
            <text:p>1476,188 µs</text:p>
          </table:table-cell>
          <table:table-cell office:value-type="float" office:value="1410.4375" calcext:value-type="float">
            <text:p>1410,438 µ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6577.981" calcext:value-type="float">
            <text:p>6577,981 µs</text:p>
          </table:table-cell>
          <table:table-cell table:style-name="ce32" office:value-type="float" office:value="6488.86" calcext:value-type="float">
            <text:p>6488,860 µs</text:p>
          </table:table-cell>
          <table:table-cell office:value-type="float" office:value="2778.1875" calcext:value-type="float">
            <text:p>2778,188 µs</text:p>
          </table:table-cell>
          <table:table-cell office:value-type="float" office:value="3418.0625" calcext:value-type="float">
            <text:p>3418,063 µ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24978.789375" calcext:value-type="float">
            <text:p>24978,789 µs</text:p>
          </table:table-cell>
          <table:table-cell table:style-name="ce32" office:value-type="float" office:value="22338.05" calcext:value-type="float">
            <text:p>22338,050 µs</text:p>
          </table:table-cell>
          <table:table-cell office:value-type="float" office:value="4961.375" calcext:value-type="float">
            <text:p>4961,375 µs</text:p>
          </table:table-cell>
          <table:table-cell office:value-type="float" office:value="9095.8125" calcext:value-type="float">
            <text:p>9095,813 µs</text:p>
          </table:table-cell>
        </table:table-row>
      </table:table>
      <table:table table:name="Foglio3" table:style-name="ta1">
        <table:shapes>
          <draw:frame draw:z-index="0" draw:style-name="gr1" draw:text-style-name="P1" svg:width="15.999cm" svg:height="8.999cm" svg:x="12.035cm" svg:y="0.1cm">
            <draw:object draw:notify-on-update-of-ranges="Foglio3.A1:Foglio3.A1 Foglio3.A4:Foglio3.A5 Foglio3.B1:Foglio3.B1 Foglio3.B4:Foglio3.B5 Foglio3.C1:Foglio3.C1 Foglio3.C4:Foglio3.C5 Foglio3.D1:Foglio3.D1 Foglio3.D4:Foglio3.D5 Foglio3.E1:Foglio3.E1 Foglio3.E4:Foglio3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2" table:default-cell-style-name="ce33"/>
        <table:table-column table:style-name="co6" table:number-columns-repeated="2" table:default-cell-style-name="ce33"/>
        <table:table-row table:style-name="ro4">
          <table:table-cell office:value-type="string" calcext:value-type="string">
            <text:p>Dimensione/Esecuzione in microsecondi</text:p>
          </table:table-cell>
          <table:table-cell table:style-name="Default" office:value-type="string" calcext:value-type="string">
            <text:p>Vega 8</text:p>
          </table:table-cell>
          <table:table-cell table:style-name="Default" office:value-type="string" calcext:value-type="string">
            <text:p>RX560</text:p>
          </table:table-cell>
          <table:table-cell table:style-name="Default" office:value-type="string" calcext:value-type="string">
            <text:p>Ryzen 5700U 8T</text:p>
          </table:table-cell>
          <table:table-cell table:style-name="Default" office:value-type="string" calcext:value-type="string">
            <text:p>i5 7600K 4T</text:p>
          </table:table-cell>
        </table:table-row>
        <table:table-row table:style-name="ro4">
          <table:table-cell office:value-type="string" calcext:value-type="string">
            <text:p>512x512</text:p>
          </table:table-cell>
          <table:table-cell office:value-type="float" office:value="0.3763588125" calcext:value-type="float">
            <text:p>0,376 ms</text:p>
          </table:table-cell>
          <table:table-cell office:value-type="float" office:value="0.44386" calcext:value-type="float">
            <text:p>0,444 ms</text:p>
          </table:table-cell>
          <table:table-cell office:value-type="float" office:value="1.0495" calcext:value-type="float">
            <text:p>1,050 ms</text:p>
          </table:table-cell>
          <table:table-cell office:value-type="float" office:value="1.0931875" calcext:value-type="float">
            <text:p>1,093 ms</text:p>
          </table:table-cell>
        </table:table-row>
        <table:table-row table:style-name="ro4">
          <table:table-cell office:value-type="string" calcext:value-type="string">
            <text:p>1024x1024</text:p>
          </table:table-cell>
          <table:table-cell office:value-type="float" office:value="1.184960625" calcext:value-type="float">
            <text:p>1,185 ms</text:p>
          </table:table-cell>
          <table:table-cell office:value-type="float" office:value="1.51952" calcext:value-type="float">
            <text:p>1,520 ms</text:p>
          </table:table-cell>
          <table:table-cell office:value-type="float" office:value="1.4761875" calcext:value-type="float">
            <text:p>1,476 ms</text:p>
          </table:table-cell>
          <table:table-cell office:value-type="float" office:value="1.4104375" calcext:value-type="float">
            <text:p>1,410 ms</text:p>
          </table:table-cell>
        </table:table-row>
        <table:table-row table:style-name="ro4">
          <table:table-cell office:value-type="string" calcext:value-type="string">
            <text:p>2048x2048</text:p>
          </table:table-cell>
          <table:table-cell office:value-type="float" office:value="6.577981" calcext:value-type="float">
            <text:p>6,578 ms</text:p>
          </table:table-cell>
          <table:table-cell office:value-type="float" office:value="6.48886" calcext:value-type="float">
            <text:p>6,489 ms</text:p>
          </table:table-cell>
          <table:table-cell office:value-type="float" office:value="2.7781875" calcext:value-type="float">
            <text:p>2,778 ms</text:p>
          </table:table-cell>
          <table:table-cell office:value-type="float" office:value="3.4180625" calcext:value-type="float">
            <text:p>3,418 ms</text:p>
          </table:table-cell>
        </table:table-row>
        <table:table-row table:style-name="ro4">
          <table:table-cell office:value-type="string" calcext:value-type="string">
            <text:p>4000x3000</text:p>
          </table:table-cell>
          <table:table-cell office:value-type="float" office:value="24.978789" calcext:value-type="float">
            <text:p>24,979 ms</text:p>
          </table:table-cell>
          <table:table-cell office:value-type="float" office:value="22.33805" calcext:value-type="float">
            <text:p>22,338 ms</text:p>
          </table:table-cell>
          <table:table-cell office:value-type="float" office:value="4.961375" calcext:value-type="float">
            <text:p>4,961 ms</text:p>
          </table:table-cell>
          <table:table-cell office:value-type="float" office:value="9.0958125" calcext:value-type="float">
            <text:p>9,096 ms</text:p>
          </table:table-cell>
        </table:table-row>
        <table:table-row table:style-name="ro4" table:number-rows-repeated="3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Personalizzato">
      <number:number number:decimal-places="3" loext:min-decimal-places="3" number:min-integer-digits="1"/>
      <number:text> µs</number:text>
    </number:number-style>
    <number:number-style style:name="N107">
      <number:number number:decimal-places="3" loext:min-decimal-places="3" number:min-integer-digits="1"/>
      <number:text> ms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0:07:43.08396382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7:33:41.928774691</meta:creation-date>
    <dc:date>2021-07-18T20:38:07.997493426</dc:date>
    <meta:editing-duration>PT29M29S</meta:editing-duration>
    <meta:editing-cycles>5</meta:editing-cycles>
    <meta:generator>LibreOffice/6.4.7.2$Linux_X86_64 LibreOffice_project/40$Build-2</meta:generator>
    <meta:document-statistic meta:table-count="3" meta:cell-count="1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6" number:title="Personalizzato">
      <number:number number:decimal-places="3" loext:min-decimal-places="3" number:min-integer-digits="1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Foglio2.A1:Foglio2.E3" chart:data-source-has-labels="both" svg:x="0.32cm" svg:y="0.18cm" svg:width="12.039cm" svg:height="8.64cm">
          <chartooo:coordinate-region svg:x="2.45cm" svg:y="0.379cm" svg:width="9.909cm" svg:height="7.794cm"/>
          <chart:axis chart:dimension="x" chart:name="primary-x" chart:style-name="ch4" chartooo:axis-type="auto">
            <chartooo:date-scale/>
            <chart:categories table:cell-range-address="Foglio2.A2:Foglio2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2:Foglio2.B3" chart:label-cell-address="Foglio2.B1:Foglio2.B1" chart:class="chart:bar">
            <chart:data-point chart:repeated="2"/>
          </chart:series>
          <chart:series chart:style-name="ch8" chart:values-cell-range-address="Foglio2.C2:Foglio2.C3" chart:label-cell-address="Foglio2.C1:Foglio2.C1" chart:class="chart:bar">
            <chart:data-point chart:repeated="2"/>
          </chart:series>
          <chart:series chart:style-name="ch9" chart:values-cell-range-address="Foglio2.D2:Foglio2.D3" chart:label-cell-address="Foglio2.D1:Foglio2.D1" chart:class="chart:bar">
            <chart:data-point chart:repeated="2"/>
          </chart:series>
          <chart:series chart:style-name="ch10" chart:values-cell-range-address="Foglio2.E2:Foglio2.E3" chart:label-cell-address="Foglio2.E1:Foglio2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  <draw:g>
                  <svg:desc>Foglio2.B1:Foglio2.B1</svg:desc>
                </draw:g>
              </table:table-cell>
              <table:table-cell office:value-type="string">
                <text:p>RX560</text:p>
                <draw:g>
                  <svg:desc>Foglio2.C1:Foglio2.C1</svg:desc>
                </draw:g>
              </table:table-cell>
              <table:table-cell office:value-type="string">
                <text:p>Ryzen 5700U 8T</text:p>
                <draw:g>
                  <svg:desc>Foglio2.D1:Foglio2.D1</svg:desc>
                </draw:g>
              </table:table-cell>
              <table:table-cell office:value-type="string">
                <text:p>i5 7600K 4T</text:p>
                <draw:g>
                  <svg:desc>Foglio2.E1:Foglio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x512</text:p>
                <draw:g>
                  <svg:desc>Foglio2.A2:Foglio2.A3</svg:desc>
                </draw:g>
              </table:table-cell>
              <table:table-cell office:value-type="float" office:value="376.3588125">
                <text:p>376.3588125</text:p>
                <draw:g>
                  <svg:desc>Foglio2.B2:Foglio2.B3</svg:desc>
                </draw:g>
              </table:table-cell>
              <table:table-cell office:value-type="float" office:value="443.86">
                <text:p>443.86</text:p>
                <draw:g>
                  <svg:desc>Foglio2.C2:Foglio2.C3</svg:desc>
                </draw:g>
              </table:table-cell>
              <table:table-cell office:value-type="float" office:value="1049.5">
                <text:p>1049.5</text:p>
                <draw:g>
                  <svg:desc>Foglio2.D2:Foglio2.D3</svg:desc>
                </draw:g>
              </table:table-cell>
              <table:table-cell office:value-type="float" office:value="1093.1875">
                <text:p>1093.1875</text:p>
                <draw:g>
                  <svg:desc>Foglio2.E2:Foglio2.E3</svg:desc>
                </draw:g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184.960625">
                <text:p>1184.960625</text:p>
              </table:table-cell>
              <table:table-cell office:value-type="float" office:value="1519.52">
                <text:p>1519.52</text:p>
              </table:table-cell>
              <table:table-cell office:value-type="float" office:value="1476.1875">
                <text:p>1476.1875</text:p>
              </table:table-cell>
              <table:table-cell office:value-type="float" office:value="1410.4375">
                <text:p>1410.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454cm" style:legend-expansion="high" chart:style-name="ch2"/>
        <chart:plot-area chart:style-name="ch3" table:cell-range-address="Foglio3.A1:Foglio3.E1 Foglio3.A4:Foglio3.E5" chart:data-source-has-labels="both" svg:x="0.32cm" svg:y="0.18cm" svg:width="12.039cm" svg:height="8.64cm">
          <chartooo:coordinate-region svg:x="2.185cm" svg:y="0.379cm" svg:width="10.174cm" svg:height="7.794cm"/>
          <chart:axis chart:dimension="x" chart:name="primary-x" chart:style-name="ch4" chartooo:axis-type="auto">
            <chartooo:date-scale/>
            <chart:categories table:cell-range-address="Foglio3.A4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4:Foglio3.B5" chart:label-cell-address="Foglio3.B1:Foglio3.B1" chart:class="chart:bar">
            <chart:data-point chart:repeated="2"/>
          </chart:series>
          <chart:series chart:style-name="ch8" chart:values-cell-range-address="Foglio3.C4:Foglio3.C5" chart:label-cell-address="Foglio3.C1:Foglio3.C1" chart:class="chart:bar">
            <chart:data-point chart:repeated="2"/>
          </chart:series>
          <chart:series chart:style-name="ch9" chart:values-cell-range-address="Foglio3.D4:Foglio3.D5" chart:label-cell-address="Foglio3.D1:Foglio3.D1" chart:class="chart:bar">
            <chart:data-point chart:repeated="2"/>
          </chart:series>
          <chart:series chart:style-name="ch10" chart:values-cell-range-address="Foglio3.E4:Foglio3.E5" chart:label-cell-address="Foglio3.E1:Foglio3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ga 8</text:p>
                <draw:g>
                  <svg:desc>Foglio3.B1:Foglio3.B1</svg:desc>
                </draw:g>
              </table:table-cell>
              <table:table-cell office:value-type="string">
                <text:p>RX560</text:p>
                <draw:g>
                  <svg:desc>Foglio3.C1:Foglio3.C1</svg:desc>
                </draw:g>
              </table:table-cell>
              <table:table-cell office:value-type="string">
                <text:p>Ryzen 5700U 8T</text:p>
                <draw:g>
                  <svg:desc>Foglio3.D1:Foglio3.D1</svg:desc>
                </draw:g>
              </table:table-cell>
              <table:table-cell office:value-type="string">
                <text:p>i5 7600K 4T</text:p>
                <draw:g>
                  <svg:desc>Foglio3.E1:Foglio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48x2048</text:p>
                <draw:g>
                  <svg:desc>Foglio3.A4:Foglio3.A5</svg:desc>
                </draw:g>
              </table:table-cell>
              <table:table-cell office:value-type="float" office:value="6.577981">
                <text:p>6.577981</text:p>
                <draw:g>
                  <svg:desc>Foglio3.B4:Foglio3.B5</svg:desc>
                </draw:g>
              </table:table-cell>
              <table:table-cell office:value-type="float" office:value="6.48886">
                <text:p>6.48886</text:p>
                <draw:g>
                  <svg:desc>Foglio3.C4:Foglio3.C5</svg:desc>
                </draw:g>
              </table:table-cell>
              <table:table-cell office:value-type="float" office:value="2.7781875">
                <text:p>2.7781875</text:p>
                <draw:g>
                  <svg:desc>Foglio3.D4:Foglio3.D5</svg:desc>
                </draw:g>
              </table:table-cell>
              <table:table-cell office:value-type="float" office:value="3.4180625">
                <text:p>3.4180625</text:p>
                <draw:g>
                  <svg:desc>Foglio3.E4:Foglio3.E5</svg:desc>
                </draw:g>
              </table:table-cell>
            </table:table-row>
            <table:table-row>
              <table:table-cell office:value-type="string">
                <text:p>4000x3000</text:p>
              </table:table-cell>
              <table:table-cell office:value-type="float" office:value="24.978789">
                <text:p>24.978789</text:p>
              </table:table-cell>
              <table:table-cell office:value-type="float" office:value="22.33805">
                <text:p>22.33805</text:p>
              </table:table-cell>
              <table:table-cell office:value-type="float" office:value="4.961375">
                <text:p>4.961375</text:p>
              </table:table-cell>
              <table:table-cell office:value-type="float" office:value="9.0958125">
                <text:p>9.095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